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19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2cm" draw:caption-point-x="-0.576cm" draw:caption-point-y="1.63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8">18/09/2024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3M37S</meta:editing-duration>
    <meta:editing-cycles>1195</meta:editing-cycles>
    <meta:generator>OpenOffice/4.1.15$Win32 OpenOffice.org_project/4115m2$Build-9813</meta:generator>
    <dc:date>2024-09-18T00:00:00.9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